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403in" style:rel-column-width="1930*"/>
    </style:style>
    <style:style style:name="Table1.B" style:family="table-column">
      <style:table-column-properties style:column-width="1.3382in" style:rel-column-width="192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7604in" table:align="left"/>
    </style:style>
    <style:style style:name="Table2.A" style:family="table-column">
      <style:table-column-properties style:column-width="0.9063in"/>
    </style:style>
    <style:style style:name="Table2.B" style:family="table-column">
      <style:table-column-properties style:column-width="0.85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naire</text:p>
      <text:p text:style-name="P1"/>
      <text:p text:style-name="P1">était symbole présent?</text:p>
      <text:p text:style-name="P1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1">symbol</text:p>
          </table:table-cell>
          <table:table-cell table:style-name="Table1.A1" office:value-type="string">
            <text:p text:style-name="P1">Block 1</text:p>
          </table:table-cell>
          <table:table-cell table:style-name="Table1.A1" office:value-type="string">
            <text:p text:style-name="P1">Block 2</text:p>
          </table:table-cell>
          <table:table-cell table:style-name="Table1.A1" office:value-type="string">
            <text:p text:style-name="P1">Block 3</text:p>
          </table:table-cell>
          <table:table-cell table:style-name="Table1.E1" office:value-type="string">
            <text:p text:style-name="P1">Block 4</text:p>
          </table:table-cell>
        </table:table-row>
        <table:table-row>
          <table:table-cell table:style-name="Table1.A2" office:value-type="string">
            <text:p text:style-name="P1">+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*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/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si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o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ta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rcsi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rcco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rcta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lo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x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P1"/>
      <text:p text:style-name="P1">difficulté de la tâche (1 a 10)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Block 1</text:p>
          </table:table-cell>
          <table:table-cell table:style-name="Table2.B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Block 2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Block 3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Block 4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Block 5</text:p>
          </table:table-cell>
          <table:table-cell table:style-name="Table2.B2" office:value-type="string">
            <text:p text:style-name="P1"/>
          </table:table-cell>
        </table:table-row>
      </table:table>
      <text:p text:style-name="P1"/>
      <text:p text:style-name="P1">avez-vous lu les formules?, s'il vous plaît expliquez votre expéri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RUSKOWSKI</meta:initial-creator>
    <meta:creation-date>2014-04-17T15:51:17</meta:creation-date>
    <dc:date>2014-04-17T16:00:27</dc:date>
    <dc:creator>Martin TRUSKOWSKI</dc:creator>
    <meta:editing-duration>P0D</meta:editing-duration>
    <meta:editing-cycles>1</meta:editing-cycles>
    <meta:document-statistic meta:table-count="2" meta:image-count="0" meta:object-count="0" meta:page-count="1" meta:paragraph-count="38" meta:word-count="64" meta:character-count="254" meta:non-whitespace-character-count="228"/>
    <meta:generator>LibreOffice/3.5$Linux_X86_64 LibreOffice_project/350m1$Build-2</meta:generator>
  </office:meta>
</office:document-meta>
</file>